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6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3cm"/>
    </style:style>
    <style:style style:name="co4" style:family="table-column">
      <style:table-column-properties fo:break-before="auto" style:column-width="0.829cm"/>
    </style:style>
    <style:style style:name="co5" style:family="table-column">
      <style:table-column-properties fo:break-before="auto" style:column-width="5.334cm"/>
    </style:style>
    <style:style style:name="co6" style:family="table-column">
      <style:table-column-properties fo:break-before="auto" style:column-width="0.4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Iteracion 1</text:p>
          </table:table-cell>
          <table:table-cell table:style-name="ce1" office:value-type="string" calcext:value-type="string">
            <text:p>Horas</text:p>
          </table:table-cell>
          <table:table-cell table:style-name="ce1" office:value-type="string" calcext:value-type="string">
            <text:p>Horas Test</text:p>
          </table:table-cell>
        </table:table-row>
        <table:table-row table:style-name="ro1">
          <table:table-cell office:value-type="string" calcext:value-type="string">
            <text:p>Relevamiento de req.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nalisi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alizacion de Historias de usuari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seño Entitad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reacion y Configuracion BD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eacion Clases de Entida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mplementacion de Serivicios Rest Backen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ranque y Configuracion de Servidor con SpringBoo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Implementacion Api Rest front 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eño Html Alta Emple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uelo Front End</text:p>
          </table:table-cell>
          <table:table-cell table:formula="of:=SUM([.B3:.B15]) + SUM([.C3:.C15])" office:value-type="float" office:value="69" calcext:value-type="float">
            <text:p>69</text:p>
          </table:table-cell>
          <table:table-cell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Horas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3" office:value-type="string" calcext:value-type="string">
            <text:p>it.1</text:p>
          </table:table-cell>
          <table:table-cell table:style-name="ce13" table:formula="of:=[.D26]" office:value-type="float" office:value="94" calcext:value-type="float">
            <text:p>94</text:p>
          </table:table-cell>
          <table:table-cell table:style-name="ce11" table:formula="of:=[.G2]/4" office:value-type="float" office:value="23.5" calcext:value-type="float">
            <text:p>23,5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teracion 1)</text:p>
          </table:table-cell>
          <table:table-cell table:style-name="ce1"/>
          <table:table-cell table:style-name="ce12"/>
          <table:table-cell/>
          <table:table-cell table:style-name="ce13" office:value-type="string" calcext:value-type="string">
            <text:p>it.2</text:p>
          </table:table-cell>
          <table:table-cell table:style-name="ce13" table:formula="of:=SUM([.D31:.D57])" office:value-type="float" office:value="89" calcext:value-type="float">
            <text:p>89</text:p>
          </table:table-cell>
          <table:table-cell table:style-name="ce11" table:formula="of:=[.G3]/4" office:value-type="float" office:value="22.25" calcext:value-type="float">
            <text:p>22,25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Tareas</text:p>
          </table:table-cell>
          <table:table-cell table:style-name="ce2"/>
          <table:table-cell table:style-name="ce2" office:value-type="string" calcext:value-type="string">
            <text:p>Horas</text:p>
          </table:table-cell>
          <table:table-cell/>
          <table:table-cell table:style-name="ce13" office:value-type="string" calcext:value-type="string">
            <text:p>it.3</text:p>
          </table:table-cell>
          <table:table-cell table:style-name="ce13" table:formula="of:=SUM([.D66:.D88])" office:value-type="float" office:value="86" calcext:value-type="float">
            <text:p>86</text:p>
          </table:table-cell>
          <table:table-cell table:style-name="ce11" table:formula="of:=[.G4]/4" office:value-type="float" office:value="21.5" calcext:value-type="float">
            <text:p>21,5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Creacion de servidor</text:p>
          </table:table-cell>
          <table:table-cell table:style-name="ce9" table:number-columns-repeated="2"/>
          <table:table-cell/>
          <table:table-cell table:style-name="ce13" office:value-type="string" calcext:value-type="string">
            <text:p>it.4</text:p>
          </table:table-cell>
          <table:table-cell table:style-name="ce13" table:formula="of:=SUM([.D99:.D131])" office:value-type="float" office:value="100" calcext:value-type="float">
            <text:p>100</text:p>
          </table:table-cell>
          <table:table-cell table:style-name="ce11" table:formula="of:=[.G5]/4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 Investigación de framework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tareas</text:p>
          </table:table-cell>
          <table:table-cell table:style-name="ce13" table:formula="of:=SUM([.J19:.J26])" office:value-type="float" office:value="51" calcext:value-type="float">
            <text:p>51</text:p>
          </table:table-cell>
          <table:table-cell table:style-name="ce11" table:formula="of:=[.G6]/4" office:value-type="float" office:value="12.75" calcext:value-type="float">
            <text:p>12,7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 Configuración Servido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14" office:value-type="string" calcext:value-type="string">
            <text:p>Total</text:p>
          </table:table-cell>
          <table:table-cell table:style-name="ce14" table:formula="of:=SUM([.G2:.G6])" office:value-type="float" office:value="420" calcext:value-type="float">
            <text:p>420</text:p>
          </table:table-cell>
          <table:table-cell table:style-name="ce11" table:formula="of:=[.G7]/4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Base de datos</text:p>
          </table:table-cell>
          <table:table-cell table:style-name="ce9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Investigar modulo con framewor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- Configuració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on de Mocks para test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Entidades</text:p>
          </table:table-cell>
          <table:table-cell table:style-name="ce9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Definicion de entidad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Atributos y relacion entre Entidad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de Tablas en BD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on de Clases de Entitdad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table:style-name="ce2" office:value-type="string" calcext:value-type="string">
            <text:p>Tareas del Proyecto</text:p>
          </table:table-cell>
          <table:table-cell table:style-name="ce2"/>
          <table:table-cell table:style-name="ce2" office:value-type="string" calcext:value-type="string">
            <text:p>Horas</text:p>
          </table:table-cell>
          <table:table-cell table:number-columns-repeated="2"/>
          <table:table-cell table:style-name="ce2"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- Test unitario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15" office:value-type="string" calcext:value-type="string">
            <text:p>Relevamiento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SUM([.J19:.J26])" office:value-type="float" office:value="51" calcext:value-type="float">
            <text:p>5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nalisis de Requerimiento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Implementación de Api Rest</text:p>
          </table:table-cell>
          <table:table-cell table:style-name="ce9" table:number-columns-repeated="2"/>
          <table:table-cell table:number-columns-repeated="3"/>
          <table:table-cell office:value-type="string" calcext:value-type="string">
            <text:p>Confección de Historias de Usuario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- Definir Entidades publicada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euniones con el Client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- Implementación de Controller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Planificaciones de Iteracione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- Creación Servicio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Documentacion de Codigo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Informes de Avanace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otal Horas de Iteración</text:p>
          </table:table-cell>
          <table:table-cell/>
          <table:table-cell table:formula="of:=SUM([.D5:.D24])" office:value-type="float" office:value="94" calcext:value-type="float">
            <text:p>94</text:p>
          </table:table-cell>
          <table:table-cell table:number-columns-repeated="3"/>
          <table:table-cell office:value-type="string" calcext:value-type="string">
            <text:p>Manual de Usuario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otal Días de Iteración</text:p>
          </table:table-cell>
          <table:table-cell/>
          <table:table-cell table:formula="of:=[.D26]/4" office:value-type="float" office:value="23.5" calcext:value-type="float">
            <text:p>23,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+++++++++++++++++++++++++++++++++++++++++++++++++++++++</text:p>
          </table:table-cell>
          <table:table-cell table:number-columns-repeated="5"/>
          <table:table-cell office:value-type="string" calcext:value-type="string">
            <text:p>Total Horas de Gestion</text:p>
          </table:table-cell>
          <table:table-cell/>
          <table:table-cell table:formula="of:=SUM([.J19:.J27]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teracion 2)</text:p>
          </table:table-cell>
          <table:table-cell table:style-name="ce1"/>
          <table:table-cell table:number-columns-repeated="4"/>
          <table:table-cell office:value-type="string" calcext:value-type="string">
            <text:p>Total de Dias de gestion</text:p>
          </table:table-cell>
          <table:table-cell/>
          <table:table-cell table:formula="of:=[.J28]/4" office:value-type="float" office:value="12.75" calcext:value-type="float">
            <text:p>12,7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areas</text:p>
          </table:table-cell>
          <table:table-cell table:style-name="ce2"/>
          <table:table-cell table:style-name="ce2" office:value-type="string" calcext:value-type="string">
            <text:p>Horas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caffolding Fronten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Pantalla de inicio</text:p>
          </table:table-cell>
          <table:table-cell table:style-name="ce10" table:number-columns-repeated="2"/>
          <table:table-cell table:number-columns-repeated="3"/>
          <table:table-cell table:style-name="ce1" office:value-type="string" calcext:value-type="string">
            <text:p>Total de Horas del Proyecto</text:p>
          </table:table-cell>
          <table:table-cell/>
          <table:table-cell table:style-name="ce1" table:formula="of:=[.G7]"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- Diseño de pantall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1" office:value-type="string" calcext:value-type="string">
            <text:p>Total de Días del Poyecto </text:p>
          </table:table-cell>
          <table:table-cell/>
          <table:table-cell table:style-name="ce1" table:formula="of:=[.J32]/4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- Maquetado en HTM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on Directivas en AngularJ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ontrollers en AngularJ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de esqueleto para Modulo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Aplicado de Estilos CSS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Modulo Empleado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Listado Empleados</text:p>
          </table:table-cell>
          <table:table-cell table:style-name="ce9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Diseño de pantall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Maquetado en HTM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on de Directiva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de filtro de busqued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tacion de Controller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y utilizacion de servicio RES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Aplicar Estilos CS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Alta y Vista de Empleado</text:p>
          </table:table-cell>
          <table:table-cell table:style-name="ce9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Diseño de pantalla/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Maquetado en HTM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on/Reutilizacion de Directivas en formulario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tacion de Controllers en AngularJ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y utilizacion de servicios RES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Aplicar Estilos CS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Total Horas de Iteración</text:p>
          </table:table-cell>
          <table:table-cell table:style-name="ce1"/>
          <table:table-cell table:style-name="ce1" table:formula="of:=SUM([.D31:.D57])"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otal Días de Iteración</text:p>
          </table:table-cell>
          <table:table-cell table:style-name="ce1"/>
          <table:table-cell table:style-name="ce1" table:formula="of:=[.D59]/4" office:value-type="float" office:value="22.25" calcext:value-type="float">
            <text:p>22,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++++++++++++++++++++++++++++++++++++++++++++++++++++++++++++++++++++++++++++++++++++++++++++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Iteracion 3)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Tareas</text:p>
          </table:table-cell>
          <table:table-cell table:style-name="ce2"/>
          <table:table-cell table:style-name="ce2" office:value-type="string" calcext:value-type="string">
            <text:p>Horas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Modulo de Reportes</text:p>
          </table:table-cell>
          <table:table-cell table:style-name="ce11" table:number-columns-repeated="2"/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Backend</text:p>
          </table:table-cell>
          <table:table-cell table:style-name="ce9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Diseño de Entidades de Domini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on de Clases de Entida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de Tabla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on de Servicios de Res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de Controller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de test unitarios 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de test de integracion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Reporte por Empleado</text:p>
          </table:table-cell>
          <table:table-cell table:style-name="ce9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Diseño de Pagina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Maquetado HTM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/Reutilizacion de Directivas AngularJ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tacion de Controllers JavaScrip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y utilizacion de servicios RES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Aplicacion de Estilos CS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Tes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Reporte de Consolidado</text:p>
          </table:table-cell>
          <table:table-cell table:style-name="ce9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Diseño de Pagina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Maquetado HTM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/Reutilizacion de Directivas AngularJ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tacion de Controllers JavaScrip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y utilizacion de servicios RES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Aplicación de Estilos CS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Test de repor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otal Horas de Iteación</text:p>
          </table:table-cell>
          <table:table-cell/>
          <table:table-cell table:style-name="ce1" table:formula="of:=SUM([.D66:.D89])"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otal Dias de Iteración</text:p>
          </table:table-cell>
          <table:table-cell/>
          <table:table-cell table:style-name="ce1" table:formula="of:=[.D90]/4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++++++++++++++++++++++++++++++++++++++++++++++++++++++++++++++++++++++++++++++++++++++++++++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Iteracion 4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otal Iteracion</text:p>
          </table:table-cell>
          <table:table-cell table:formula="of:=SUM([.D96:.D132])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Tareas</text:p>
          </table:table-cell>
          <table:table-cell table:style-name="ce2"/>
          <table:table-cell table:style-name="ce2" office:value-type="string" calcext:value-type="string">
            <text:p>Horas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Modulo Notificaciones via Email</text:p>
          </table:table-cell>
          <table:table-cell table:style-name="ce11" table:number-columns-repeated="2"/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Backend</text:p>
          </table:table-cell>
          <table:table-cell table:style-name="ce9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Investigar procesos batch en framework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tacion de proceso batch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de Tablas de Usuarios.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on de Servicios Rest.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de Controllers.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Tests unitario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Tests de integració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" office:value-type="string" calcext:value-type="string">
            <text:p>Frontend (Pantallas de Usuarios con emails activos)</text:p>
          </table:table-cell>
          <table:table-cell table:style-name="ce9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Diseño de pantall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Maquetado Htm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/Reutilizacion de Directivas AngularJ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on de Controller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 y utilizacion de servicios RES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Aplicacion de Estilos CS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Test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Modulo de Login</text:p>
          </table:table-cell>
          <table:table-cell table:style-name="ce11" table:number-columns-repeated="2"/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Backend</text:p>
          </table:table-cell>
          <table:table-cell table:style-name="ce9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Investigar documentacion seguridad para framewor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ón de modulo de segurida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ón de tablas en BD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ón en Controller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Test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Frontend</text:p>
          </table:table-cell>
          <table:table-cell table:style-name="ce9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Diseño de pantall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Maquetado Htm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reacion/Reutilizacion de Directivas AngularJ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Implementación de Controllers JavaScrip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Aplicar Estilos CS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Tes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Despliegue</text:p>
          </table:table-cell>
          <table:table-cell table:style-name="ce9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Plan de Despligu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ueba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Total Horas de Iteación</text:p>
          </table:table-cell>
          <table:table-cell/>
          <table:table-cell table:style-name="ce1" table:formula="of:=SUM([.D96:.D132])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otal Dias de Iteración</text:p>
          </table:table-cell>
          <table:table-cell/>
          <table:table-cell table:style-name="ce1" table:formula="of:=[.D133]/4" office:value-type="float" office:value="25" calcext:value-type="float">
            <text:p>2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0/00/0000</text:date>, <text:time style:data-style-name="N2" text:time-value="14:56:32.172115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23:50:09.354476659</meta:creation-date>
    <dc:date>2016-04-17T16:13:35.822509410</dc:date>
    <meta:editing-duration>PT5H28M14S</meta:editing-duration>
    <meta:editing-cycles>34</meta:editing-cycles>
    <meta:generator>LibreOffice/4.3.3.2$Linux_X86_64 LibreOffice_project/430m0$Build-2</meta:generator>
    <dc:creator>Miguel Torres</dc:creator>
    <meta:document-statistic meta:table-count="2" meta:cell-count="288" meta:object-count="0"/>
  </office:meta>
</office:document-meta>
</file>